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5cm" svg:height="1.905cm" svg:x="2.27cm" svg:y="4.175cm">
          <text:p text:style-name="P1">CBaseHitBox</text:p>
        </draw:rect>
        <draw:rect draw:style-name="gr1" draw:text-style-name="P1" draw:layer="layout" svg:width="11.43cm" svg:height="1.905cm" svg:x="4.81cm" svg:y="9.255cm">
          <text:p text:style-name="P1">CLayerX</text:p>
        </draw:rect>
        <draw:rect draw:style-name="gr1" draw:text-style-name="P1" draw:layer="layout" svg:width="6.35cm" svg:height="1.905cm" svg:x="12.43cm" svg:y="4.175cm">
          <text:p text:style-name="P1">CBaseTheoryEnt</text:p>
        </draw:rect>
        <draw:line draw:style-name="gr2" draw:text-style-name="P1" draw:layer="layout" svg:x1="8.62cm" svg:y1="5.145cm" svg:x2="12.43cm" svg:y2="5.145cm">
          <text:p/>
        </draw:line>
        <draw:line draw:style-name="gr2" draw:text-style-name="P1" draw:layer="layout" svg:x1="6.715cm" svg:y1="6.08cm" svg:x2="6.715cm" svg:y2="9.255cm">
          <text:p/>
        </draw:line>
        <draw:line draw:style-name="gr2" draw:text-style-name="P1" draw:layer="layout" svg:x1="13.7cm" svg:y1="6.08cm" svg:x2="13.7cm" svg:y2="9.255cm">
          <text:p/>
        </draw:line>
        <draw:line draw:style-name="gr2" draw:text-style-name="P1" draw:layer="layout" svg:x1="6.08cm" svg:y1="6.08cm" svg:x2="6.715cm" svg:y2="6.715cm">
          <text:p/>
        </draw:line>
        <draw:line draw:style-name="gr2" draw:text-style-name="P1" draw:layer="layout" svg:x1="6.715cm" svg:y1="6.715cm" svg:x2="7.35cm" svg:y2="6.08cm">
          <text:p/>
        </draw:line>
        <draw:circle draw:style-name="gr2" draw:text-style-name="P1" draw:layer="layout" svg:width="0.635cm" svg:height="0.635cm" svg:x="6.415cm" svg:y="6.715cm">
          <text:p/>
        </draw:circle>
        <draw:line draw:style-name="gr2" draw:text-style-name="P1" draw:layer="layout" svg:x1="6.08cm" svg:y1="8.82cm" svg:x2="7.35cm" svg:y2="8.82cm">
          <text:p/>
        </draw:line>
        <draw:line draw:style-name="gr2" draw:text-style-name="P1" draw:layer="layout" svg:x1="6.08cm" svg:y1="8.62cm" svg:x2="7.35cm" svg:y2="8.62cm">
          <text:p/>
        </draw:line>
        <draw:line draw:style-name="gr2" draw:text-style-name="P1" draw:layer="layout" svg:x1="13.08cm" svg:y1="6.08cm" svg:x2="13.715cm" svg:y2="6.715cm">
          <text:p/>
        </draw:line>
        <draw:line draw:style-name="gr2" draw:text-style-name="P1" draw:layer="layout" svg:x1="13.715cm" svg:y1="6.715cm" svg:x2="14.35cm" svg:y2="6.08cm">
          <text:p/>
        </draw:line>
        <draw:circle draw:style-name="gr2" draw:text-style-name="P1" draw:layer="layout" svg:width="0.635cm" svg:height="0.635cm" svg:x="13.415cm" svg:y="6.715cm">
          <text:p/>
        </draw:circle>
        <draw:line draw:style-name="gr2" draw:text-style-name="P1" draw:layer="layout" svg:x1="13.08cm" svg:y1="8.82cm" svg:x2="14.35cm" svg:y2="8.82cm">
          <text:p/>
        </draw:line>
        <draw:line draw:style-name="gr2" draw:text-style-name="P1" draw:layer="layout" svg:x1="13.08cm" svg:y1="8.62cm" svg:x2="14.35cm" svg:y2="8.62cm">
          <text:p/>
        </draw:line>
        <draw:line draw:style-name="gr2" draw:text-style-name="P1" draw:layer="layout" svg:x1="11.795cm" svg:y1="4.81cm" svg:x2="11.795cm" svg:y2="5.445cm">
          <text:p/>
        </draw:line>
        <draw:line draw:style-name="gr2" draw:text-style-name="P1" draw:layer="layout" svg:x1="11.995cm" svg:y1="4.811cm" svg:x2="11.995cm" svg:y2="5.446cm">
          <text:p/>
        </draw:line>
        <draw:line draw:style-name="gr2" draw:text-style-name="P1" draw:layer="layout" svg:x1="9.255cm" svg:y1="4.81cm" svg:x2="9.255cm" svg:y2="5.445cm">
          <text:p/>
        </draw:line>
        <draw:line draw:style-name="gr2" draw:text-style-name="P1" draw:layer="layout" svg:x1="9.055cm" svg:y1="4.811cm" svg:x2="9.055cm" svg:y2="5.446cm">
          <text:p/>
        </draw:line>
        <draw:frame draw:style-name="gr3" draw:layer="layout" svg:width="13.52cm" svg:height="0.963cm" svg:x="3.99cm" svg:y="2.27cm">
          <draw:text-box>
            <text:p>Relationships of hitboxes to entities and layers</text:p>
          </draw:text-box>
        </draw:frame>
      </draw:page>
      <draw:page draw:name="page2" draw:style-name="dp1" draw:master-page-name="Default">
        <draw:frame draw:style-name="gr3" draw:layer="layout" svg:width="14.273cm" svg:height="0.963cm" svg:x="3.54cm" svg:y="1.635cm">
          <draw:text-box>
            <text:p>Flowchart for determining which hitboxes collided</text:p>
          </draw:text-box>
        </draw:frame>
        <draw:custom-shape draw:style-name="gr4" draw:text-style-name="P1" draw:layer="layout" svg:width="3.81cm" svg:height="1.27cm" svg:x="2.905cm" svg:y="2.90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1" draw:layer="layout" svg:width="5.08cm" svg:height="2.54cm" svg:x="1.635cm" svg:y="4.81cm">
          <text:p text:style-name="P1">Input:</text:p>
          <text:p text:style-name="P1">Hitbox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layer="layout" svg:width="6.35cm" svg:height="3.81cm" svg:x="1cm" svg:y="8.62cm">
          <text:p text:style-name="P1">Foreach HitBox</text:p>
          <text:p text:style-name="P1">In hitboxData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draw:layer="layout" svg:width="6.35cm" svg:height="4.445cm" svg:x="8.955cm" svg:y="8.285cm">
          <text:p text:style-name="P1">Collision between</text:p>
          <text:p text:style-name="P1">Two boxe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rect draw:style-name="gr1" draw:text-style-name="P1" draw:layer="layout" svg:width="6.35cm" svg:height="1.905cm" svg:x="17.51cm" svg:y="9.89cm">
          <text:p text:style-name="P1">Mark both for collision</text:p>
          <text:p text:style-name="P1">And swap entID</text:p>
        </draw:rect>
        <draw:custom-shape draw:style-name="gr4" draw:text-style-name="P1" draw:layer="layout" svg:width="5.715cm" svg:height="3.175cm" svg:x="1cm" svg:y="15.605cm">
          <text:p text:style-name="P1">Output:</text:p>
          <text:p text:style-name="P1">Collision Events</text:p>
          <text:p text:style-name="P1">For appropriate</text:p>
          <text:p text:style-name="P1">Entiti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layer="layout" svg:width="4.445cm" svg:height="1.27cm" svg:x="1.635cm" svg:y="21.32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5" draw:text-style-name="P1" draw:layer="layout" svg:x1="4.81cm" svg:y1="4.175cm" svg:x2="4.81cm" svg:y2="4.81cm">
          <text:p/>
        </draw:line>
        <draw:line draw:style-name="gr5" draw:text-style-name="P1" draw:layer="layout" svg:x1="4.175cm" svg:y1="7.35cm" svg:x2="4.175cm" svg:y2="8.62cm">
          <text:p/>
        </draw:line>
        <draw:line draw:style-name="gr5" draw:text-style-name="P1" draw:layer="layout" svg:x1="7.35cm" svg:y1="10.525cm" svg:x2="9.255cm" svg:y2="10.525cm">
          <text:p/>
        </draw:line>
        <draw:line draw:style-name="gr2" draw:text-style-name="P1" draw:layer="layout" svg:x1="12.13cm" svg:y1="8.285cm" svg:x2="12.13cm" svg:y2="7.65cm">
          <text:p/>
        </draw:line>
        <draw:line draw:style-name="gr5" draw:text-style-name="P1" draw:layer="layout" svg:x1="12.33cm" svg:y1="7.75cm" svg:x2="4.075cm" svg:y2="7.75cm">
          <text:p/>
        </draw:line>
        <draw:line draw:style-name="gr5" draw:text-style-name="P1" draw:layer="layout" svg:x1="14.97cm" svg:y1="10.525cm" svg:x2="17.51cm" svg:y2="10.525cm">
          <text:p/>
        </draw:line>
        <draw:line draw:style-name="gr2" draw:text-style-name="P1" draw:layer="layout" svg:x1="20.05cm" svg:y1="9.89cm" svg:x2="20.05cm" svg:y2="7.985cm">
          <text:p/>
        </draw:line>
        <draw:line draw:style-name="gr5" draw:text-style-name="P1" draw:layer="layout" svg:x1="20.05cm" svg:y1="7.985cm" svg:x2="12.43cm" svg:y2="7.985cm">
          <text:p/>
        </draw:line>
        <draw:line draw:style-name="gr5" draw:text-style-name="P1" draw:layer="layout" svg:x1="4.175cm" svg:y1="12.43cm" svg:x2="4.175cm" svg:y2="15.605cm">
          <text:p/>
        </draw:line>
        <draw:line draw:style-name="gr5" draw:text-style-name="P1" draw:layer="layout" svg:x1="3.875cm" svg:y1="18.78cm" svg:x2="3.875cm" svg:y2="21.32cm">
          <text:p/>
        </draw:line>
        <draw:frame draw:style-name="gr3" draw:layer="layout" svg:width="1.594cm" svg:height="0.963cm" svg:x="7.35cm" svg:y="11.094cm">
          <draw:text-box>
            <text:p>true</text:p>
          </draw:text-box>
        </draw:frame>
        <draw:frame draw:style-name="gr3" draw:layer="layout" svg:width="2.051cm" svg:height="0.963cm" svg:x="4.175cm" svg:y="13.039cm">
          <draw:text-box>
            <text:p>False</text:p>
          </draw:text-box>
        </draw:frame>
        <draw:frame draw:style-name="gr3" draw:layer="layout" svg:width="1.594cm" svg:height="0.963cm" svg:x="15.605cm" svg:y="11.062cm">
          <draw:text-box>
            <text:p>true</text:p>
          </draw:text-box>
        </draw:frame>
        <draw:frame draw:style-name="gr3" draw:layer="layout" svg:width="1.84cm" svg:height="0.963cm" svg:x="11.16cm" svg:y="6.65cm">
          <draw:text-box>
            <text:p>false</text:p>
          </draw:text-box>
        </draw:frame>
      </draw:page>
      <draw:page draw:name="page3" draw:style-name="dp1" draw:master-page-name="Default">
        <draw:frame draw:style-name="gr3" draw:layer="layout" svg:width="12.182cm" svg:height="0.963cm" svg:x="4.175cm" svg:y="1.635cm">
          <draw:text-box>
            <text:p>Flowchart for triggering the collision event</text:p>
          </draw:text-box>
        </draw:frame>
        <draw:custom-shape draw:style-name="gr4" draw:text-style-name="P1" draw:layer="layout" svg:width="3.81cm" svg:height="0.635cm" svg:x="7.985cm" svg:y="2.90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1" draw:layer="layout" svg:width="3.175cm" svg:height="1.905cm" svg:x="8.185cm" svg:y="4.475cm">
          <text:p text:style-name="P1">Input:</text:p>
          <text:p text:style-name="P1">hitbox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layer="layout" svg:width="5.715cm" svg:height="2.54cm" svg:x="6.715cm" svg:y="7.985cm">
          <text:p text:style-name="P1">hitbox._marked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draw:layer="layout" svg:width="5.715cm" svg:height="1.905cm" svg:x="13.7cm" svg:y="11.16cm">
          <text:p text:style-name="P1">Get colliding ent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.715cm" svg:height="1.905cm" svg:x="13.7cm" svg:y="14.97cm">
          <text:p text:style-name="P1">signalHand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.08cm" svg:height="2.54cm" svg:x="6.715cm" svg:y="18.145cm">
          <text:p text:style-name="P1">Output:</text:p>
          <text:p text:style-name="P1">onCollide(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layer="layout" svg:width="3.81cm" svg:height="0.635cm" svg:x="7.35cm" svg:y="22.59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5" draw:text-style-name="P1" draw:layer="layout" svg:x1="9.89cm" svg:y1="3.54cm" svg:x2="9.89cm" svg:y2="4.81cm">
          <text:p/>
        </draw:line>
        <draw:line draw:style-name="gr5" draw:text-style-name="P1" draw:layer="layout" svg:x1="9.555cm" svg:y1="6.38cm" svg:x2="9.555cm" svg:y2="8.285cm">
          <text:p/>
        </draw:line>
        <draw:line draw:style-name="gr2" draw:text-style-name="P1" draw:layer="layout" svg:x1="12.43cm" svg:y1="9.255cm" svg:x2="16.24cm" svg:y2="9.255cm">
          <text:p/>
        </draw:line>
        <draw:line draw:style-name="gr5" draw:text-style-name="P1" draw:layer="layout" svg:x1="16.24cm" svg:y1="9.255cm" svg:x2="16.24cm" svg:y2="11.16cm">
          <text:p/>
        </draw:line>
        <draw:line draw:style-name="gr5" draw:text-style-name="P1" draw:layer="layout" svg:x1="16.24cm" svg:y1="13.065cm" svg:x2="16.24cm" svg:y2="14.97cm">
          <text:p/>
        </draw:line>
        <draw:line draw:style-name="gr2" draw:text-style-name="P1" draw:layer="layout" svg:x1="16.24cm" svg:y1="16.875cm" svg:x2="16.24cm" svg:y2="17.51cm">
          <text:p/>
        </draw:line>
        <draw:line draw:style-name="gr2" draw:text-style-name="P1" draw:layer="layout" svg:x1="16.24cm" svg:y1="17.51cm" svg:x2="9.89cm" svg:y2="17.51cm">
          <text:p/>
        </draw:line>
        <draw:line draw:style-name="gr5" draw:text-style-name="P1" draw:layer="layout" svg:x1="9.89cm" svg:y1="17.51cm" svg:x2="9.89cm" svg:y2="18.145cm">
          <text:p/>
        </draw:line>
        <draw:line draw:style-name="gr5" draw:text-style-name="P1" draw:layer="layout" svg:x1="9.255cm" svg:y1="20.685cm" svg:x2="9.255cm" svg:y2="22.59cm">
          <text:p/>
        </draw:line>
        <draw:frame draw:style-name="gr3" draw:layer="layout" svg:width="1.594cm" svg:height="0.963cm" svg:x="12.43cm" svg:y="8.62cm">
          <draw:text-box>
            <text:p>true</text:p>
          </draw:text-box>
        </draw:frame>
        <draw:frame draw:style-name="gr3" draw:layer="layout" svg:width="1.84cm" svg:height="0.963cm" svg:x="4.24cm" svg:y="7.985cm">
          <draw:text-box>
            <text:p>false</text:p>
          </draw:text-box>
        </draw:frame>
        <draw:line draw:style-name="gr2" draw:text-style-name="P1" draw:layer="layout" svg:x1="6.715cm" svg:y1="9.255cm" svg:x2="5.445cm" svg:y2="9.255cm">
          <text:p/>
        </draw:line>
        <draw:line draw:style-name="gr2" draw:text-style-name="P1" draw:layer="layout" svg:x1="5.445cm" svg:y1="9.255cm" svg:x2="5.445cm" svg:y2="21.955cm">
          <text:p/>
        </draw:line>
        <draw:line draw:style-name="gr5" draw:text-style-name="P1" draw:layer="layout" svg:x1="5.445cm" svg:y1="21.955cm" svg:x2="9.255cm" svg:y2="21.9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7T19:36:10.65</meta:creation-date>
    <dc:date>2011-01-27T22:05:39.69</dc:date>
    <meta:editing-duration>PT02H28M36S</meta:editing-duration>
    <meta:editing-cycles>5</meta:editing-cycles>
    <meta:generator>OpenOffice.org/3.2$Win32 OpenOffice.org_project/320m12$Build-9483</meta:generator>
    <meta:document-statistic meta:object-count="65"/>
  </office:meta>
</office:document-meta>
</file>